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1900004ADB0000272D2B5E355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eeeee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195cm" svg:height="8.999cm" svg:x="0.169cm" svg:y="0.218cm">
          <draw:image xlink:href="Pictures/2000021900004ADB0000272D2B5E3553.svm" xlink:type="simple" xlink:show="embed" xlink:actuate="onLoad">
            <text:p/>
          </draw:image>
        </draw:frame>
        <draw:rect draw:style-name="gr2" draw:text-style-name="P1" draw:layer="layout" svg:width="17.5cm" svg:height="9.5cm" svg:x="0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stair Donaldson</meta:initial-creator>
    <meta:creation-date>2012-02-02T19:09:25.90</meta:creation-date>
    <dc:date>2019-01-17T23:42:55.39</dc:date>
    <dc:creator>Alastair Donaldson</dc:creator>
    <meta:editing-duration>PT4M32S</meta:editing-duration>
    <meta:editing-cycles>3</meta:editing-cycles>
    <meta:generator>OpenOffice/4.1.5$Win32 OpenOffice.org_project/415m1$Build-9789</meta:generator>
    <meta:document-statistic meta:object-count="2"/>
  </office:meta>
</office:document-meta>
</file>